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b5ac" officeooo:paragraph-rsid="001ab5ac"/>
    </style:style>
    <style:style style:name="P2" style:family="paragraph" style:parent-style-name="Standard">
      <style:text-properties fo:font-weight="bold" officeooo:rsid="001ab5ac" officeooo:paragraph-rsid="001ab5ac" style:font-weight-asian="bold" style:font-weight-complex="bold"/>
    </style:style>
    <style:style style:name="P3" style:family="paragraph" style:parent-style-name="Standard">
      <style:text-properties fo:font-size="16pt" fo:font-weight="bold" officeooo:rsid="001ab5ac" officeooo:paragraph-rsid="001ab5ac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ferencias entre los dos primeros párrafos y los 5 últimos</text:p>
      <text:p text:style-name="P1"/>
      <text:p text:style-name="P2">/* Paragraphs */</text:p>
      <text:p text:style-name="P1"/>
      <text:p text:style-name="P1">Los 5 últimos párrafos son párrafos normales con un margen izquierdo de 15 px</text:p>
      <text:p text:style-name="P1"/>
      <text:p text:style-name="P2">p {font-size:12pt; margin-left: 15px}</text:p>
      <text:p text:style-name="P1"/>
      <text:p text:style-name="P1">Los dos primeros párrafos son de tipo verso con un márgen de 60 px</text:p>
      <text:p text:style-name="P1"/>
      <text:p text:style-name="P2">p.verse {color:maroon; margin-left: 60px}</text:p>
      <text:p text:style-name="P2"/>
      <text:p text:style-name="P2"/>
      <text:p text:style-name="P2">Con asignar en el archivo html el tipo de párrafo que sea, mi hoja de estilos ya le da a todos los párrafos tipo verso las condiciones que yo le he impues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9:46:05.586412259</meta:creation-date>
    <dc:date>2016-11-16T09:53:49.603236815</dc:date>
    <meta:editing-duration>PT7M50S</meta:editing-duration>
    <meta:editing-cycles>1</meta:editing-cycles>
    <meta:document-statistic meta:table-count="0" meta:image-count="0" meta:object-count="0" meta:page-count="1" meta:paragraph-count="7" meta:word-count="81" meta:character-count="453" meta:non-whitespace-character-count="379"/>
    <meta:generator>LibreOffice/5.1.4.2$Linux_X86_64 LibreOffice_project/10m0$Build-2</meta:generator>
  </office:meta>
</office:document-meta>
</file>